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&quot;X&quot;" style:apply-style-name="Bad" style:base-cell-address="Sheet1.B1"/>
      <style:map style:condition="cell-content()=&quot;G&quot;" style:apply-style-name="Good" style:base-cell-address="Sheet1.B1"/>
      <style:map style:condition="cell-content()=&quot;I&quot;" style:apply-style-name="Neutral" style:base-cell-address="Sheet1.B1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X&quot;" style:apply-style-name="Bad" style:base-cell-address="Sheet1.B1"/>
      <style:map style:condition="cell-content()=&quot;G&quot;" style:apply-style-name="Good" style:base-cell-address="Sheet1.B1"/>
      <style:map style:condition="cell-content()=&quot;I&quot;" style:apply-style-name="Neutral" style:base-cell-address="Sheet1.B1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Good">
      <style:table-cell-properties style:text-align-source="fix" style:repeat-content="false"/>
      <style:paragraph-properties fo:text-align="center" fo:margin-left="0cm"/>
      <style:text-properties style:font-weight-asian="bold" style:font-weight-complex="bold"/>
    </style:style>
    <style:style style:name="ce7" style:family="table-cell" style:parent-style-name="Neutral">
      <style:table-cell-properties style:text-align-source="fix" style:repeat-content="false"/>
      <style:paragraph-properties fo:text-align="center" fo:margin-left="0cm"/>
      <style:text-properties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Bad">
      <style:table-cell-properties style:text-align-source="fix" style:repeat-content="false"/>
      <style:paragraph-properties fo:text-align="center" fo:margin-left="0cm"/>
      <style:text-properties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ext-properties fo:font-weight="bold" style:font-weight-asian="bold" style:font-weight-complex="bold"/>
      <style:map style:condition="cell-content()=&quot;X&quot;" style:apply-style-name="Bad" style:base-cell-address="Sheet1.B1"/>
      <style:map style:condition="cell-content()=&quot;G&quot;" style:apply-style-name="Good" style:base-cell-address="Sheet1.B1"/>
      <style:map style:condition="cell-content()=&quot;I&quot;" style:apply-style-name="Neutral" style:base-cell-address="Sheet1.B1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Unique endpoints updated – 684 HTTP &amp; 98 HTTPS = 782 total. Tests done with <text:span text:style-name="T1">CORS checks disabled </text:span>in the browser:</text:p>
          </table:table-cell>
          <table:table-cell table:style-name="ce2"/>
          <table:table-cell table:number-columns-repeated="9"/>
          <table:table-cell table:style-name="ce5"/>
          <table:table-cell table:style-name="ce8"/>
          <table:table-cell table:number-columns-repeated="6"/>
          <table:table-cell table:style-name="ce11"/>
          <table:table-cell table:style-name="ce2"/>
          <table:table-cell table:number-columns-repeated="15"/>
        </table:table-row>
        <table:table-row table:style-name="ro1">
          <table:table-cell table:style-name="ce1" office:value-type="string" calcext:value-type="string">
            <text:p>684 Unique HTTP URLs </text:p>
          </table:table-cell>
          <table:table-cell table:style-name="Default"/>
          <table:table-cell office:value-type="string" calcext:value-type="string">
            <text:p>Checked using Firefox</text:p>
          </table:table-cell>
          <table:table-cell table:style-name="ce4" table:number-columns-repeated="5"/>
          <table:table-cell/>
          <table:table-cell table:style-name="ce5" office:value-type="string" calcext:value-type="string">
            <text:p>Key:</text:p>
          </table:table-cell>
          <table:table-cell table:style-name="ce6" office:value-type="string" calcext:value-type="string">
            <text:p>G(ood)</text:p>
          </table:table-cell>
          <table:table-cell table:style-name="ce7" office:value-type="string" calcext:value-type="string">
            <text:p>I(nvalid)</text:p>
          </table:table-cell>
          <table:table-cell table:style-name="ce9" office:value-type="string" calcext:value-type="string">
            <text:p>X(fail)</text:p>
          </table:table-cell>
          <table:table-cell table:style-name="ce10" table:number-columns-repeated="2"/>
          <table:table-cell table:number-columns-repeated="4"/>
          <table:table-cell table:style-name="ce1" office:value-type="string" calcext:value-type="string">
            <text:p>98 Unique HTTPS URIs</text:p>
          </table:table-cell>
          <table:table-cell/>
          <table:table-cell office:value-type="string" calcext:value-type="string">
            <text:p>Checked using Firefox</text:p>
          </table:table-cell>
          <table:table-cell table:number-columns-repeated="6"/>
          <table:table-cell table:style-name="ce5" office:value-type="string" calcext:value-type="string">
            <text:p>Key:</text:p>
          </table:table-cell>
          <table:table-cell table:style-name="ce6" office:value-type="string" calcext:value-type="string">
            <text:p>G(ood)</text:p>
          </table:table-cell>
          <table:table-cell table:style-name="ce7" office:value-type="string" calcext:value-type="string">
            <text:p>I(nvalid)</text:p>
          </table:table-cell>
          <table:table-cell table:style-name="ce9" office:value-type="string" calcext:value-type="string">
            <text:p>X(fail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TTP vlab.happybeing.com</text:p>
          </table:table-cell>
          <table:table-cell table:style-name="ce2"/>
          <table:table-cell table:number-columns-repeated="9"/>
          <table:table-cell table:style-name="ce5"/>
          <table:table-cell table:style-name="ce8"/>
          <table:table-cell table:number-columns-repeated="6"/>
          <table:table-cell table:style-name="ce11" office:value-type="string" calcext:value-type="string">
            <text:p>HTTPS <text:a xlink:href="https://visualisation-lab.zeit-now6.now.sh/" xlink:type="simple">https://visualisation-lab.zeit-now6.now.sh/</text:a></text:p>
          </table:table-cell>
          <table:table-cell table:style-name="ce2"/>
          <table:table-cell table:number-columns-repeated="15"/>
        </table:table-row>
        <table:table-row table:style-name="ro1">
          <table:table-cell office:value-type="string" calcext:value-type="string">
            <text:p>Endpoint UR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SPARQL Endpoin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1.0 ASK[.]</text:p>
          </table:table-cell>
          <table:table-cell office:value-type="string" calcext:value-type="string">
            <text:p>1.0 CON[.]</text:p>
          </table:table-cell>
          <table:table-cell office:value-type="string" calcext:value-type="string">
            <text:p>1.0 CON[JOIN]</text:p>
          </table:table-cell>
          <table:table-cell office:value-type="string" calcext:value-type="string">
            <text:p>1.0 CON[OPT]</text:p>
          </table:table-cell>
          <table:table-cell office:value-type="string" calcext:value-type="string">
            <text:p>1.1 ASK[FIL(!IN)]</text:p>
          </table:table-cell>
          <table:table-cell office:value-type="string" calcext:value-type="string">
            <text:p>1.1 CON-[.]</text:p>
          </table:table-cell>
          <table:table-cell office:value-type="string" calcext:value-type="string">
            <text:p>1.1 SEL[AVG]</text:p>
          </table:table-cell>
          <table:table-cell office:value-type="string" calcext:value-type="string">
            <text:p>1.1 SEL[BIND]</text:p>
          </table:table-cell>
          <table:table-cell office:value-type="string" calcext:value-type="string">
            <text:p>1.1 SEL[FIL(!EXISTS)]</text:p>
          </table:table-cell>
          <table:table-cell office:value-type="string" calcext:value-type="string">
            <text:p>Custom Query</text:p>
          </table:table-cell>
          <table:table-cell office:value-type="string" calcext:value-type="string">
            <text:p>Endpoint UR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SPARQL Endpoin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1.0 ASK[.]</text:p>
          </table:table-cell>
          <table:table-cell office:value-type="string" calcext:value-type="string">
            <text:p>1.0 CON[.]</text:p>
          </table:table-cell>
          <table:table-cell office:value-type="string" calcext:value-type="string">
            <text:p>1.0 CON[JOIN]</text:p>
          </table:table-cell>
          <table:table-cell office:value-type="string" calcext:value-type="string">
            <text:p>1.0 CON[OPT]</text:p>
          </table:table-cell>
          <table:table-cell office:value-type="string" calcext:value-type="string">
            <text:p>1.1 ASK[FIL(!IN)]</text:p>
          </table:table-cell>
          <table:table-cell office:value-type="string" calcext:value-type="string">
            <text:p>1.1 CON-[.]</text:p>
          </table:table-cell>
          <table:table-cell office:value-type="string" calcext:value-type="string">
            <text:p>1.1 SEL[AVG]</text:p>
          </table:table-cell>
          <table:table-cell office:value-type="string" calcext:value-type="string">
            <text:p>1.1 SEL[BIND]</text:p>
          </table:table-cell>
          <table:table-cell office:value-type="string" calcext:value-type="string">
            <text:p>1.1 SEL[FIL(!EXISTS)]</text:p>
          </table:table-cell>
          <table:table-cell office:value-type="string" calcext:value-type="string">
            <text:p>Custom Query</text:p>
          </table:table-cell>
        </table:table-row>
        <table:table-row table:style-name="ro1">
          <table:table-cell office:value-type="string" calcext:value-type="string">
            <text:p>http://156.35.82.103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56.35.82.103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parql.geo.admin.ch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geo.admin.ch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table:number-columns-repeated="8" office:value-type="string" calcext:value-type="string">
            <text:p>yes Tt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202.45.142.113:10035/repositories/agr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02.45.142.113:10035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indas-data.ch/sparql-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das-data.ch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13.125.246.132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125.246.132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.aucklandmuseum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pi.aucklandmuseum.com</text:p>
          </table:table-cell>
          <table:table-cell office:value-type="string" calcext:value-type="string">
            <text:p>1.0 (inferred)</text:p>
          </table:table-cell>
          <table:table-cell table:number-columns-repeated="3"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156.35.31.156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56.35.31.156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ydra.com/markw/polyadenylation-sites-in-magnaporthe-oryza/sparql</text:p>
          </table:table-cell>
          <table:table-cell/>
          <table:table-cell office:value-type="string" calcext:value-type="string">
            <text:p>dydra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91.239.64.176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91.239.64.176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dsm.elixir-czech.cz/sparql/endpoint/ids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dsm.elixir-czech.cz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error: 406 406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CSV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185.94.71.25:62020/sno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85.94.71.25:6202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.gov.cz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gov.cz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202.73.13.50:55824/catalogs/performance/repositories/agrovo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02.73.13.50:55824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inked.opendata.cz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.opendata.cz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202.73.13.50:55824/catalogs/performance/repositories/ji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02.73.13.50:55824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ian.linked.opendata.cz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ian.linked.opendata.cz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193.145.57.56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93.145.57.56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kod.opendata.cz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kod.opendata.cz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140.109.28.64:202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40.109.28.64:202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agle-i.ctsi.msu.edu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agle-i.ctsi.msu.ed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212.81.220.68:2020/elviajer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12.81.220.68:202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bmi-icode-01.dbmi.pitt.ed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mi-icode-01.dbmi.pitt.ed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202.45.139.84:10035/catalogs/fao/repositories/agr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02.45.139.84:10035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bmi-icode-01.dbmi.pitt.edu/dikb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bmi-icode-01.dbmi.pitt.edu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202.45.139.84:10035/catalogs/fao/repositories/agrovo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02.45.139.84:10035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agle-i.itmat.upenn.edu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agle-i.itmat.upenn.ed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lod.ac/bdl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.ac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agle-i.ea.vanderbilt.edu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agle-i.ea.vanderbilt.ed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resource.geolba.ac.at/poolparty/sparql/geologicun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ource.geolba.ac.at</text:p>
          </table:table-cell>
          <table:table-cell office:value-type="string" calcext:value-type="string">
            <text:p>1.0 (inferred) HTML</text:p>
          </table:table-cell>
          <table:table-cell table:number-columns-repeated="8" office:value-type="string" calcext:value-type="string">
            <text:p>error: Unexpected response type HTML</text:p>
          </table:table-cell>
          <table:table-cell table:number-columns-repeated="5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pendata.aragon.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ata.aragon.es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resource.geolba.ac.at/poolparty/sparql/tectonicun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ource.geolba.ac.at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os.gob.es/en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os.gob.es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resource.geolba.ac.at/poolparty/sparql/geologictimesca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ource.geolba.ac.at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ov.linkeddata.es/dataset/lov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v.linkeddata.es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resource.geolba.ac.at/poolparty/sparql/litholog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ource.geolba.ac.at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.europa.eu/euodp/sparqle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europa.e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vocabulary.semantic-web.at/poolparty/sparql/austrianskitea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cabulary.semantic-web.at</text:p>
          </table:table-cell>
          <table:table-cell office:value-type="string" calcext:value-type="string">
            <text:p>error 406</text:p>
          </table:table-cell>
          <table:table-cell table:number-columns-repeated="13" office:value-type="string" calcext:value-type="string">
            <text:p>error: 406 Not Accepta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oinup.ec.europ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oinup.ec.europa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vocabulary.semantic-web.at/poolparty/sparql/semwe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cabulary.semantic-web.at</text:p>
          </table:table-cell>
          <table:table-cell office:value-type="string" calcext:value-type="string">
            <text:p>error 406</text:p>
          </table:table-cell>
          <table:table-cell table:number-columns-repeated="13" office:value-type="string" calcext:value-type="string">
            <text:p>error: 406 Not Accepta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emantic.eea.europ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mantic.eea.europa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vocabulary.semantic-web.at/poolparty/sparql/openda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cabulary.semantic-web.at</text:p>
          </table:table-cell>
          <table:table-cell office:value-type="string" calcext:value-type="string">
            <text:p>error 406</text:p>
          </table:table-cell>
          <table:table-cell table:number-columns-repeated="13" office:value-type="string" calcext:value-type="string">
            <text:p>error: 406 Not Accepta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ublications.europa.eu/en/advanced-sparql-query-edi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blications.europa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el-devtc01.tugraz.at/~ldv/interlinking/endpoint_handler.ph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l-devtc01.tugraz.a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uropeandataportal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europeandataportal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lab.environment.data.gov.a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b.environment.data.gov.au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.bnf.fr/current/sparql.ht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bnf.fr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seg.cs.concordia.ca/secold/sparqlendpo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eg.cs.concordia.ca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o.datascience-paris-saclay.f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o.datascience-paris-saclay.f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sparql.cwrc.ca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cwrc.ca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3cixty.eurecom.f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cixty.eurecom.f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canlink.library.ualberta.ca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anlink.library.ualberta.ca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.idref.fr/endpoint.ht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idref.f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atos.bcn.cl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os.bcn.cl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ub-rnsr.idref.f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ub-rnsr.idref.f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imgpedia.dcc.uchile.cl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mgpedia.dcc.uchile.cl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2 Proxy Error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parql.lri.f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ri.f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unics.cloud/you-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ics.cloud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akala.f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nakala.f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unics.cloud/sparql-endpo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ics.cloud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inkeddata1.calcul.u-psud.f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data1.calcul.u-psud.f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geografia.ideca.gov.co/fuseki/dataset.html?tab=query&amp;ds=/in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ografia.ideca.gov.c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pendata1.opendata.u-psud.f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ata1.opendata.u-psud.f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grinepaldata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rinepaldata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d.nlm.nih.gov/mesh/sparq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d.nlm.nih.gov</text:p>
          </table:table-cell>
          <table:table-cell office:value-type="string" calcext:value-type="string">
            <text:p>unknown: error: network DNS or CORS</text:p>
          </table:table-cell>
          <table:table-cell table:number-columns-repeated="6" office:value-type="string" calcext:value-type="string">
            <text:p>error: network DNS or CORS</text:p>
          </table:table-cell>
          <table:table-cell office:value-type="string" calcext:value-type="string">
            <text:p>error: Reported text/plain is XML</text:p>
          </table:table-cell>
          <table:table-cell office:value-type="string" calcext:value-type="string">
            <text:p>error: Unexpected response type text/plain</text:p>
          </table:table-cell>
          <table:table-cell office:value-type="string" calcext:value-type="string">
            <text:p>error: Reported text/plain is XML</text:p>
          </table:table-cell>
          <table:table-cell office:value-type="string" calcext:value-type="string">
            <text:p>error: Unexpected response type text/plain</text:p>
          </table:table-cell>
          <table:table-cell table:number-columns-repeated="3" office:value-type="string" calcext:value-type="string">
            <text:p>error: Reported text/plain i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aucklandmuseum.c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aucklandmuseum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gitale.bncf.firenze.sbn.it/openrdf-workbench/repositories/ns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gitale.bncf.firenze.sbn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bibleontology.com/sparql/index.j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bleontology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ba-rdf.biosciencedbc.jp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a-rdf.biosciencedbc.jp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400 Bad Request</text:p>
          </table:table-cell>
          <table:table-cell table:number-columns-repeated="5" office:value-type="string" calcext:value-type="string">
            <text:p>yes Ttl</text:p>
          </table:table-cell>
          <table:table-cell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rijksmuseum.dydra.com/lizzyjongma/rijksmuseum-collection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jksmuseum.dydra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deal-rdf.dbcls.jp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deal-rdf.dbcls.jp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www.imagesnippets.com/sparql/imag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imagesnippets.com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psearch.go.jp/rdf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psearch.go.jp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www.kanzaki.com/works/2011/sta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ww.kanzaki.com</text:p>
          </table:table-cell>
          <table:table-cell office:value-type="string" calcext:value-type="string">
            <text:p>1.0 (inferred) HTML</text:p>
          </table:table-cell>
          <table:table-cell table:number-columns-repeated="3" office:value-type="string" calcext:value-type="string">
            <text:p>error: Reported HTML is XML</text:p>
          </table:table-cell>
          <table:table-cell office:value-type="string" calcext:value-type="string">
            <text:p>error: Reported HTML is Json</text:p>
          </table:table-cell>
          <table:table-cell table:number-columns-repeated="2" office:value-type="string" calcext:value-type="string">
            <text:p>error: Reported HTML is XML</text:p>
          </table:table-cell>
          <table:table-cell office:value-type="string" calcext:value-type="string">
            <text:p>error: Unexpected response type HTML</text:p>
          </table:table-cell>
          <table:table-cell office:value-type="string" calcext:value-type="string">
            <text:p>error: Reported HTML is XML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office:value-type="string" calcext:value-type="string">
            <text:p>error: Reported HTML is XML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irdf.jglobal.jst.go.jp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irdf.jglobal.jst.go.jp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kasabi.com/api/sparql-endpoint-foodis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penpark.jp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park.jp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dataset/prelinger-archives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aska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laska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dataset/yahoo-geoplanet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a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dataset/jisc-cetis-project-directory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cny-cuny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cny-cuny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dataset/renewable-energy-generators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drew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drew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dataset/un-hazardous-material-numbers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am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m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dataset/ecco-tcp-eighteenth-century-collections-online-texts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lobal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lobal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dataset/foodista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rvard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arvard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dataset/openflights-routes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mmunology.harvard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mmunology.harvard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dataset/pali-english-lexicon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waii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waii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dataset/nasa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oward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oward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dataset/bricklink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unter-cuny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unter-cuny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dataset/federal-reserve-economic-data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s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s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dataset/discogs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harry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eharry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dataset/sanskrit-english-lexicon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ontana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ontana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api/sparql-endpoint-nea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sm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sm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dataset/english-heritage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hs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hs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dataset/musicnet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sm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sm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linkedlifedata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lifedata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hared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hared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linkedopencommerce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opencommerce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s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s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labs.mondeca.com/endpoint/en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bs.mondeca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uskegee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uskegee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lod.my-eventos.com/en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.my-evento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uccaribe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ccaribe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ata.nature.com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nature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8" office:value-type="string" calcext:value-type="string">
            <text:p>error: network DNS or CORS</text:p>
          </table:table-cell>
          <table:table-cell table:number-columns-repeated="5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upr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pr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ata.nature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nature.com</text:p>
          </table:table-cell>
          <table:table-cell office:value-type="string" calcext:value-type="string">
            <text:p>unknown: error: network DNS or CORS</text:p>
          </table:table-cell>
          <table:table-cell office:value-type="string" calcext:value-type="string">
            <text:p>error: network DNS or CORS</text:p>
          </table:table-cell>
          <table:table-cell table:number-columns-repeated="12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utep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tep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europeana.ontotext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uropeana.ontotext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utsa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tsa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bpedia-live.openlinksw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pedia-live.openlinksw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xula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ula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emo.openlinksw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emo.openlinksw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orpha.ne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orpha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geosparql.demo.openlinksw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osparql.demo.openlinksw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utchshipsandsailors.nl/data/user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utchshipsandsailors.nl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wikidata.demo.openlinksw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ikidata.demo.openlinksw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.pdok.nl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pdok.nl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lod.openlinksw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od.openlinksw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dt.lod.labs.vu.nl/?g=lod-a-lo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dt.lod.labs.vu.nl</text:p>
          </table:table-cell>
          <table:table-cell office:value-type="string" calcext:value-type="string">
            <text:p>error 502</text:p>
          </table:table-cell>
          <table:table-cell table:number-columns-repeated="13" office:value-type="string" calcext:value-type="string">
            <text:p>error: 502 Bad Gatewa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virtuoso-eurosentiment.paradigmatecnologico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irtuoso-eurosentiment.paradigmatecnologico.com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iogw-db.nt.ntnu.no:4333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gw-db.nt.ntnu.no:4333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rdfabout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fabout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llection.britishmuseum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llection.britishmuseum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www.rdfabout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rdfabout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llection.britishmuseum.org/resourc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llection.britishmuseum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1" office:value-type="string" calcext:value-type="string">
            <text:p>error: network DNS or CORS</text:p>
          </table:table-cell>
          <table:table-cell table:number-columns-repeated="2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revyu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vyu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0 SPARQL Request Failed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cm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cm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.epo.org/linked-data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epo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biolit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iolit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foodie-cloud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foodie-cloud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budapest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udapest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agle-i.fredhutch.org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agle-i.fredhutch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citeseer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iteseer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.gesis.org/claimsk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gesis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cordis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dis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andportal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andportal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courseware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urseware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df.metanetx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f.metanetx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crime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ime.rkbexplorer.com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.nextprot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nextprot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crm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m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parql.nextprot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nextprot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curriculum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urriculum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parql.omabrowser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omabrowser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armstadt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rmstadt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pendatacommunities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pendatacommunities.org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error: 400 Bad Request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5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blp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lp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mrbpub.pdbj.org/search/rd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mrbpub.pdbj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eepblue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eepblue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parql.rhea-db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rhea-db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eploy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eploy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parql.uniprot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uniprot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igitaleconomy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igitaleconomy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parql.uniprot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uniprot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otac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otac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3id.org/scholarlydata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3id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ecs.rkbexplorer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cs.rkbexplorer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query.wikidat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query.wikidat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2" office:value-type="string" calcext:value-type="string">
            <text:p>error: 500 Internal Server Error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error: 500 Internal Server Error</text:p>
          </table:table-cell>
          <table:table-cell table:number-columns-repeated="2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enaktingpsi.rkbexplorer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aktingpsi.rkbexplorer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sidore.scienc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sidore.scienc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eprints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prints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tistics.gov.sco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tatistics.gov.sco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error: 503 Service Unavailable</text:p>
          </table:table-cell>
          <table:table-cell office:value-type="string" calcext:value-type="string">
            <text:p>yes Ttl</text:p>
          </table:table-cell>
          <table:table-cell table:number-columns-repeated="5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epsrc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psrc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bi.ac.uk/rdf/servic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ebi.ac.uk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era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ra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bi.ac.uk/rdf/services/biomodel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ebi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eurecom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urecom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bi.ac.uk/rdf/services/biosampl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ebi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foreign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oreign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bi.ac.uk/rdf/services/chembl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ebi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ft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t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bi.ac.uk/rdf/services/reactom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ebi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fun.rkbexplorer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n.rkbexplorer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.open.ac.uk/index.php?path=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open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gdlc.rkbexplorer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dlc.rkbexplorer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.ox.ac.u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ox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ibm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bm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.parliament.uk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pi.parliament.uk</text:p>
          </table:table-cell>
          <table:table-cell office:value-type="string" calcext:value-type="string">
            <text:p>1.1 (inferred) XML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6 Not Acceptable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XML</text:p>
          </table:table-cell>
          <table:table-cell table:number-columns-repeated="2" office:value-type="string" calcext:value-type="string">
            <text:p>error: 429 Too Many Requests</text:p>
          </table:table-cell>
          <table:table-cell table:number-columns-repeated="2" office:value-type="string" calcext:value-type="string">
            <text:p>yes CSV</text:p>
          </table:table-cell>
          <table:table-cell office:value-type="string" calcext:value-type="string">
            <text:p>error: 429 Too Many Request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ieee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eee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parql.crssnky.xyz/spql/imas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crssnky.xyz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irit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rit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taly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aly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jisc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isc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kaunas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aunas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kisti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isti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aas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aas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sbon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isbon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newcastle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ewcastle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notube.rkbexplorer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tube.rkbexplorer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nsf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sf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ai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ai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s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s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hotos.rkbexplorer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otos.rkbexplorer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isa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isa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ae2001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ae2001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esex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esex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isks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isks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oma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oma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oni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oni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ek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ek.rkbexplorer.com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outhampton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uthampton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ulm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lm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unlocode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nlocode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ebconf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bconf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ebscience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bscience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iki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iki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ordnet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ordnet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pen.salzburgerland.com/it/entity/austri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pen.salzburgerland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pen.salzburgerland.com/en/entity/salzac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pen.salzburgerland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pen.salzburgerland.com/de/entity/bezirk_st-_johann_im_ponga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pen.salzburgerland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semanticuniverse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semanticuniverse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sindice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sindice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ss-framework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ss-framework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productdb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metoffice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rsinger-dev4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gunnbib-digitalmanuskript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elections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massobservation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trafficscotland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wordnet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openlibrary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musicbrainz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smcjournals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pbac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moseley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mesh-norwegian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eupmedia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fanhubz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eumida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airports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schemapedia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ordnance-survey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eutc-productions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datagovuk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bbc-backstage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whoiswho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bbc-wildlife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pokedex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nvd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jgoodwin-genealogy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climb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theviewfrom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eurobarometer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kwijibo.talis.com/latc-linkset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wijibo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uriburn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riburner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nkeddata.uriburn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inkeddata.uriburner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yovisto.c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yovisto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futurewavehosting.com:3030/my-family-lineag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turewavehosting.com:303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lotico.com:3030/lotic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lotico.com:3030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lotico.com:3030/lotico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lotico.com:3030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mantic-web-journal.com:3030/sparql.tp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mantic-web-journal.com:303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influencetracker.com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influencetracker.com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nto.fel.cvut.cz/rdf4j-server/repositories/ufo-curren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nto.fel.cvut.cz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406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6 406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CSV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nto.fel.cvut.cz/ontologies/ufo/ki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nto.fel.cvut.cz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nto.mondis.cz/openrdf-sesame/repositories/mondis-record-owli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nto.mondis.cz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nked.opendata.cz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.opendata.cz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uian.linked.opendata.cz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ian.linked.opendata.cz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od.b3kat.de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od.b3kat.de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2" office:value-type="string" calcext:value-type="string">
            <text:p>error: 502 Proxy Error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error: 502 Proxy Error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502 Proxy Error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4.wiwiss.fu-berlin.de/eurosta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4.wiwiss.fu-berlin.de/dblp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4.wiwiss.fu-berlin.de/sid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4.wiwiss.fu-berlin.de/eur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4.wiwiss.fu-berlin.de/diseasom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4.wiwiss.fu-berlin.de/gutendata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4.wiwiss.fu-berlin.de/dailymed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4.wiwiss.fu-berlin.de/factboo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4.wiwiss.fu-berlin.de/eccompetition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4.wiwiss.fu-berlin.de/medicar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4.wiwiss.fu-berlin.de/stitch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4.wiwiss.fu-berlin.de/cord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4.wiwiss.fu-berlin.de/drugban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1.0 (inferred)</text:p>
          </table:table-cell>
          <table:table-cell table:number-columns-repeated="13" office:value-type="string" calcext:value-type="string">
            <text:p>error: 400 Parse error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4.wiwiss.fu-berlin.de/euraxes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od.hebis.d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.hebis.d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3s.de/tweetskb/endpo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3s.d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blp.l3s.de/d2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blp.l3s.d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pendata-bundestag.d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ata-bundestag.d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bib.uni-mannheim.d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bib.uni-mannheim.d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ifo5-04.informatik.uni-mannheim.de/drugbank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ifo5-04.informatik.uni-mannheim.de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table:number-columns-repeated="4" office:value-type="string" calcext:value-type="string">
            <text:p>yes XML</text:p>
          </table:table-cell>
          <table:table-cell table:number-columns-repeated="5" office:value-type="string" calcext:value-type="string">
            <text:p>error: 400 Parse error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uni-muenster.d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uni-muenster.de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vocabulary.wolterskluwer.de/poolparty/sparql/arbeitsre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cabulary.wolterskluwer.d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vocabulary.wolterskluwer.de/poolparty/sparql/cou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cabulary.wolterskluwer.d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sev.l3s.uni-hannover.de:8085/openrdf-sesame/repositories/terence_sto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ev.l3s.uni-hannover.de:8085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zaire.dimis.fim.uni-passau.de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ire.dimis.fim.uni-passau.de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xtbi.lab.aau.dk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xtbi.lab.aau.dk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utpl.edu.ec/ecuadorresearch/lod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utpl.edu.ec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utpl.edu.ec/utpl/lod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utpl.edu.ec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rendipity.utpl.edu.ec/lod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rendipity.utpl.edu.ec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vocab.getty.ed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ocab.getty.edu</text:p>
          </table:table-cell>
          <table:table-cell office:value-type="string" calcext:value-type="string">
            <text:p>error 500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no Json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km.aifb.kit.edu/services/xlike-lexic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m.aifb.kit.edu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bmi-icode-01.dbmi.pitt.edu/linkedspl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bmi-icode-01.dbmi.pitt.edu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ealthdata.tw.rpi.ed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althdata.tw.rpi.ed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choose.tw.rpi.ed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choose.tw.rpi.ed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eeevis.tw.rpi.ed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eeevis.tw.rpi.edu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eeevis.tw.rpi.edu/no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eeevis.tw.rpi.edu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ofd.tw.rpi.ed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fd.tw.rpi.edu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ogd.tw.rpi.ed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gd.tw.rpi.ed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pendap.tw.rpi.ed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ap.tw.rpi.ed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dan.si.edu/saa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dan.si.edu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nk.informatics.stonybrook.ed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.informatics.stonybrook.ed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vulcan.cs.uga.ed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ulcan.cs.uga.ed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ocialarchive.iath.virginia.edu/sparql/snac-via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cialarchive.iath.virginia.ed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ocialarchive.iath.virginia.edu/sparql/ea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cialarchive.iath.virginia.ed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ollection.britishart.yale.ed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llection.britishart.yale.ed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bmi-icode-01.dbmi.pitt.edu:202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bmi-icode-01.dbmi.pitt.edu:202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dl-gazetteer.geog.ucsb.edu:8080/sparql/selec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dl-gazetteer.geog.ucsb.edu:8080</text:p>
          </table:table-cell>
          <table:table-cell office:value-type="string" calcext:value-type="string">
            <text:p>error 500</text:p>
          </table:table-cell>
          <table:table-cell office:value-type="string" calcext:value-type="string">
            <text:p>error: 415 Unsupported Media Typ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15 Unsupported Media Typ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usgs-stko.geog.ucsb.edu:8080/sparql/selec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sgs-stko.geog.ucsb.edu:8080</text:p>
          </table:table-cell>
          <table:table-cell office:value-type="string" calcext:value-type="string">
            <text:p>error 500</text:p>
          </table:table-cell>
          <table:table-cell office:value-type="string" calcext:value-type="string">
            <text:p>error: 415 Unsupported Media Typ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15 Unsupported Media Typ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onicbanana.cs.wright.edu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nicbanana.cs.wright.edu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neuroweb.med.yale.edu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uroweb.med.yale.edu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pendata.aragon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pendata.aragon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os.bne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os.bne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udbpedia.deusto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udbpedia.deusto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elheim.deusto.es/bizkaisens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heim.deusto.es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elheim.deusto.es/hedatuz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heim.deusto.es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elheim.deusto.es/linkedstat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heim.deusto.es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ps.morelab.deusto.es/labman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pps.morelab.deusto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ps.morelab.deusto.es/tese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ps.morelab.deusto.es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morelab.deusto.es/joseki/articl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morelab.deusto.es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-procomun.educalab.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-procomun.educalab.es</text:p>
          </table:table-cell>
          <table:table-cell office:value-type="string" calcext:value-type="string">
            <text:p>error 500</text:p>
          </table:table-cell>
          <table:table-cell table:number-columns-repeated="1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icane.es/opendata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icane.es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6" office:value-type="string" calcext:value-type="string">
            <text:p>yes XML</text:p>
          </table:table-cell>
          <table:table-cell table:number-columns-repeated="3" office:value-type="string" calcext:value-type="string">
            <text:p>error: 403 Forbidden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nkeddata.es/resource/ldq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inkeddata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emet.linkeddata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emet.linkeddata.es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6 Unacceptable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rtm.linkeddata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tm.linkeddata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0 SPARQL Request Failed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ultura.linkeddata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ultura.linkeddata.es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6 Unacceptable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farolas.linkeddata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rolas.linkeddata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eo.linkeddata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o.linkeddata.es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6 Unacceptable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nguistic.linkeddata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inguistic.linkeddata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nguistic.linkeddata.es/terminesp/sparql-edito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inguistic.linkeddata.es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no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ebenemasuno.linkeddata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benemasuno.linkeddata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d.sgcb.mcu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d.sgcb.mcu.es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6" office:value-type="string" calcext:value-type="string">
            <text:p>yes Ttl</text:p>
          </table:table-cell>
          <table:table-cell table:number-columns-repeated="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miuras.inf.um.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uras.inf.um.es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kos.um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kos.um.es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minsky.gsi.dit.upm.es/semanticwiki/index.php/special:sparqlendpo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nsky.gsi.dit.upm.es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visualdataweb.infor.uva.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isualdataweb.infor.uva.es</text:p>
          </table:table-cell>
          <table:table-cell office:value-type="string" calcext:value-type="string">
            <text:p>error 502</text:p>
          </table:table-cell>
          <table:table-cell table:number-columns-repeated="13" office:value-type="string" calcext:value-type="string">
            <text:p>error: 502 Bad Gateway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zaragoza.es/turruta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zaragoza.es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error: Reported text/plain is XML</text:p>
          </table:table-cell>
          <table:table-cell office:value-type="string" calcext:value-type="string">
            <text:p>no XML</text:p>
          </table:table-cell>
          <table:table-cell table:number-columns-repeated="3" office:value-type="string" calcext:value-type="string">
            <text:p>error: Reported text/plain is XML</text:p>
          </table:table-cell>
          <table:table-cell office:value-type="string" calcext:value-type="string">
            <text:p>error: 500 Internal Server Error</text:p>
          </table:table-cell>
          <table:table-cell office:value-type="string" calcext:value-type="string">
            <text:p>error: Reported text/plain is XML</text:p>
          </table:table-cell>
          <table:table-cell office:value-type="string" calcext:value-type="string">
            <text:p>yes XML</text:p>
          </table:table-cell>
          <table:table-cell table:number-columns-repeated="5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zaragoza.es/datosabierto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zaragoza.es</text:p>
          </table:table-cell>
          <table:table-cell office:value-type="string" calcext:value-type="string">
            <text:p>1.0 (inferred) HTML</text:p>
          </table:table-cell>
          <table:table-cell table:number-columns-repeated="8" office:value-type="string" calcext:value-type="string">
            <text:p>error: 500 Internal Server Error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table:number-columns-repeated="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kan.eurohelp.es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kan.eurohelp.es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nkeddata4.dia.fi.upm.es:8907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data4.dia.fi.upm.es:8907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igital-agenda-data.e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igital-agenda-data.e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duraark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duraark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eclap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eclap.eu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mantic.eea.europa.e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mantic.eea.europa.eu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r.eionet.europ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.eionet.europa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r3.eionet.europ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3.eionet.europa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ublications.europa.eu/webapi/rdf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ublications.europa.e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europeana.e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europeana.e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0 SPARQL Request Failed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od.euscreen.e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od.euscreen.eu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remon.fbk.e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remon.fbk.e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remon.fbk.eu/sparql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emon.fbk.eu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rvices.insemtives.eu/fores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insemtives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ider-project.eu/usag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der-project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nkedu.eu/catalogu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u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inkedu.eu/hud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u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inkedu.eu/forge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u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inkedu.eu/kis1112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u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inkedu.eu/slidewiki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u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inkedu.eu/kis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u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inkedu.eu/ocw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u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inkedu.eu/prod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u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inkedu.eu/don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u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od2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od2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ndb.publink.lod2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db.publink.lod2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lynx-project.e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lynx-project.e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opendiscoveryspace.eu/sparql.tp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opendiscoveryspace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organic-edunet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organic-edunet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organic-edunet.eu/sno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organic-edunet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plan4all.e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plan4all.e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gencies.publicdat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cies.publicdata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8" office:value-type="string" calcext:value-type="string">
            <text:p>error: network DNS or CORS</text:p>
          </table:table-cell>
          <table:table-cell table:number-columns-repeated="5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cb.publicdat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cb.publicdata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8" office:value-type="string" calcext:value-type="string">
            <text:p>error: network DNS or CORS</text:p>
          </table:table-cell>
          <table:table-cell table:number-columns-repeated="5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po.publicdat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po.publicdata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ur-lex.publicdat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ur-lex.publicdata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2" office:value-type="string" calcext:value-type="string">
            <text:p>error: network DNS or CORS</text:p>
          </table:table-cell>
          <table:table-cell table:number-columns-repeated="11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fintrans.publicdat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ntrans.publicdata.eu</text:p>
          </table:table-cell>
          <table:table-cell office:value-type="string" calcext:value-type="string">
            <text:p>1.0 (inferred) HTML</text:p>
          </table:table-cell>
          <table:table-cell table:number-columns-repeated="4" office:value-type="string" calcext:value-type="string">
            <text:p>error: network DNS or CORS</text:p>
          </table:table-cell>
          <table:table-cell office:value-type="string" calcext:value-type="string">
            <text:p>error: Unexpected response type HTML</text:p>
          </table:table-cell>
          <table:table-cell table:number-columns-repeated="2" office:value-type="string" calcext:value-type="string">
            <text:p>error: network DNS or CORS</text:p>
          </table:table-cell>
          <table:table-cell table:number-columns-repeated="6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n-lex.publicdat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-lex.publicdata.eu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error: Unexpected response type HTML</text:p>
          </table:table-cell>
          <table:table-cell table:number-columns-repeated="3" office:value-type="string" calcext:value-type="string">
            <text:p>error: network DNS or CORS</text:p>
          </table:table-cell>
          <table:table-cell table:number-columns-repeated="5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relex.publicdat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elex.publicdata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8" office:value-type="string" calcext:value-type="string">
            <text:p>error: network DNS or CORS</text:p>
          </table:table-cell>
          <table:table-cell table:number-columns-repeated="5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unodc.publicdat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odc.publicdata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zbw.eu/beta/sparql/stw/quer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zbw.eu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zbw.eu/beta/sparql/st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w.eu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oc.metalex.eu:800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c.metalex.eu:800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aalto.fi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aalto.fi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Backend fetch faile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df.fi/warsa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df.fi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df.fi/ww1lod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df.fi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archives-ouvertes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archives-ouvertes.fr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bnf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bnf.fr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d.eaufrance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d.eaufrance.fr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ventmedia.eurecom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ventmedia.eurecom.fr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archivesdefrance.culture.gouv.fr/thesauru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archivesdefrance.culture.gouv.f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ntology.irstea.fr/weather/sno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ntology.irstea.fr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ntology.irstea.fr/bs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ntology.irstea.fr</text:p>
          </table:table-cell>
          <table:table-cell office:value-type="string" calcext:value-type="string">
            <text:p>error 404</text:p>
          </table:table-cell>
          <table:table-cell table:number-columns-repeated="2" office:value-type="string" calcext:value-type="string">
            <text:p>error: 404 Introuvable</text:p>
          </table:table-cell>
          <table:table-cell table:number-columns-repeated="2" office:value-type="string" calcext:value-type="string">
            <text:p>error: 406 Inacceptable</text:p>
          </table:table-cell>
          <table:table-cell table:number-columns-repeated="9" office:value-type="string" calcext:value-type="string">
            <text:p>error: 404 Introuv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taxref.mnhn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axref.mnhn.fr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persee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persee.fr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persee.fr/explorer/sparql-endpo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persee.fr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error: 404 Not Found</text:p>
          </table:table-cell>
          <table:table-cell table:number-columns-repeated="4" office:value-type="string" calcext:value-type="string">
            <text:p>error: Unexpected response type HTML</text:p>
          </table:table-cell>
          <table:table-cell office:value-type="string" calcext:value-type="string">
            <text:p>error: 404 Not Found</text:p>
          </table:table-cell>
          <table:table-cell table:number-columns-repeated="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rechercheisidore.f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rechercheisidore.f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southgreen.f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southgreen.fr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rvices.data.gov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globalchange.gov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globalchange.gov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d.nlm.nih.gov/mesh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d.nlm.nih.gov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modip.aueb.gr/d2rq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dip.aueb.g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reek-lod.auth.gr/polic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eek-lod.auth.gr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reek-lod.auth.gr/fire-brigad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eek-lod.auth.gr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iavgeia.math.auth.g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avgeia.math.auth.g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reek-lod.math.auth.gr/kalikrat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eek-lod.math.auth.gr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reek-lod.math.auth.gr/intervalu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eek-lod.math.auth.gr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bver.math.auth.g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bver.math.auth.g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auth.g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auth.gr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ics.forth.gr/isl/lodsyndes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ics.forth.gr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error: 500 Internal Server Error</text:p>
          </table:table-cell>
          <table:table-cell office:value-type="string" calcext:value-type="string">
            <text:p>error: network DNS or CORS</text:p>
          </table:table-cell>
          <table:table-cell table:number-columns-repeated="6" office:value-type="string" calcext:value-type="string">
            <text:p>error: 500 Internal Server Error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table:number-columns-repeated="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ublicspending.medialab.ntua.g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blicspending.medialab.ntua.g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nlg.okfn.g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lg.okfn.g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iwis.imis.athena-innovation.gr:8181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wis.imis.athena-innovation.gr:8181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riadne-registry.dcu.gr:8890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riadne-registry.dcu.gr:8890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rashmap.okfn.gr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ashmap.okfn.gr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ordnet.okfn.gr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ordnet.okfn.gr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inertia-linkeddata.iti.gr:9090/inertia-endpo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inertia-linkeddata.iti.gr:90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kent.zpr.fer.hr:8080/educationalprogra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ent.zpr.fer.hr:8080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ttp://opendata.intellidomo.es:808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ttp: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ttp://crashmap.okfn.gr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ttp: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dit.elte.h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dit.elte.hu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7" office:value-type="string" calcext:value-type="string">
            <text:p>yes XML</text:p>
          </table:table-cell>
          <table:table-cell office:value-type="string" calcext:value-type="string">
            <text:p>error: 400 Parse error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hnm.h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hnm.h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taria.oszk.h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taria.oszk.hu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szepmuveszeti.h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szepmuveszeti.h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od.sztaki.h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od.sztaki.hu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error: 500 SPARQL Request Failed</text:p>
          </table:table-cell>
          <table:table-cell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-gov.i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-gov.i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monnetproject.deri.ie/lemonsource_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nnetproject.deri.i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tcga.deri.ie</text:p>
          </table:table-cell>
          <table:table-cell/>
          <table:table-cell office:value-type="string" calcext:value-type="string">
            <text:p>tcga.deri.ie</text:p>
          </table:table-cell>
          <table:table-cell office:value-type="string" calcext:value-type="string">
            <text:p>1.0 (inferred) HTML</text:p>
          </table:table-cell>
          <table:table-cell table:number-columns-repeated="8" office:value-type="string" calcext:value-type="string">
            <text:p>error: network DNS or CORS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table:number-columns-repeated="2" office:value-type="string" calcext:value-type="string">
            <text:p>error: network DNS or COR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ogainm.ie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logainm.ie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cura.cs.tcd.i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cura.cs.tcd.ie</text:p>
          </table:table-cell>
          <table:table-cell office:value-type="string" calcext:value-type="string">
            <text:p>error 403</text:p>
          </table:table-cell>
          <table:table-cell table:number-columns-repeated="13" office:value-type="string" calcext:value-type="string">
            <text:p>error: 403 Forbidden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tial.ucd.ie/lod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tial.ucd.i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rvgal78.deri.ie:8004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rvgal78.deri.ie:8004</text:p>
          </table:table-cell>
          <table:table-cell office:value-type="string" calcext:value-type="string">
            <text:p>1.1 (inferred) Ttl</text:p>
          </table:table-cell>
          <table:table-cell table:number-columns-repeated="8" office:value-type="string" calcext:value-type="string">
            <text:p>error: network DNS or CORS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bs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s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fs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s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is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s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cb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cb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fao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o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frb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b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mf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mf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ecd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ecd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transparency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ansparency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uis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is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orldbank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orldbank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ewey.info/sparql.ph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wey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reegle.inf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reegle.info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rism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rism.info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wordlift.io/wl0215/entity/wordpres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wordlift.io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wordlift.io/wl0345/entity/lisa_l-_trag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wordlift.io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wordlift.io/wl0164/entity/schottlan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wordlift.io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wordlift.io/wl0216/entity/matt_mullenwe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wordlift.io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wordlift.io/wl0169/entity/thailan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wordlift.io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i.beniculturali.i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i.beniculturali.it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i.camera.i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i.camera.it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cnr.it/sparql-prox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cnr.i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uropeana-triplestore.isti.cnr.i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uropeana-triplestore.isti.cnr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i.isprambiente.i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i.isprambiente.it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linkedopendata.it/scuo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opendata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linkedopendata.it/muse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opendata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linkedopendata.it/ca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opendata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linkedopendata.it/l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opendata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linkedopendata.it/lo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opendata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linkedopendata.it/i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opendata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linkedopendata.it/gr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opendata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linkedopendata.it/gr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opendata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i.isma.roma.i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i.isma.roma.it</text:p>
          </table:table-cell>
          <table:table-cell office:value-type="string" calcext:value-type="string">
            <text:p>1.1 (inferred) Ttl</text:p>
          </table:table-cell>
          <table:table-cell table:number-columns-repeated="13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igitale.bncf.firenze.sbn.it/openrdf-workbench/repositories/ns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gitale.bncf.firenze.sbn.it</text:p>
          </table:table-cell>
          <table:table-cell office:value-type="string" calcext:value-type="string">
            <text:p>error 500</text:p>
          </table:table-cell>
          <table:table-cell table:number-columns-repeated="1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i.senato.i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i.senato.it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pendata.ccd.uniroma2.it/lmf/sparql/selec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ata.ccd.uniroma2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wordlift.it/wl037/entity/bentley_system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wordlift.it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nkeddata.ge.imati.cnr.it:202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data.ge.imati.cnr.it:2020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grovoc.uniroma2.it:3030/agrovoc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rovoc.uniroma2.it:303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nkeddata.ge.imati.cnr.it:8890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inkeddata.ge.imati.cnr.it:8890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w.unime.it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w.unime.it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nibb.ac.jp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nibb.ac.jp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mrbpub.protein.osaka-u.ac.jp/search/rd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mrbpub.protein.osaka-u.ac.jp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allie.dbcls.jp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allie.dbcls.jp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olil.dbcls.jp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lil.dbcls.jp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sd.dbcls.jp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sd.dbcls.jp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genome.jp/sparql/link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genome.jp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d.ndl.go.jp/auth/ndl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d.ndl.go.jp</text:p>
          </table:table-cell>
          <table:table-cell office:value-type="string" calcext:value-type="string">
            <text:p>1.0 (inferred) HTML</text:p>
          </table:table-cell>
          <table:table-cell table:number-columns-repeated="3" office:value-type="string" calcext:value-type="string">
            <text:p>error: Reported text/plain is XML</text:p>
          </table:table-cell>
          <table:table-cell table:number-columns-repeated="2" office:value-type="string" calcext:value-type="string">
            <text:p>error: Reported text/plain is Json</text:p>
          </table:table-cell>
          <table:table-cell office:value-type="string" calcext:value-type="string">
            <text:p>error: Reported text/plain is XML</text:p>
          </table:table-cell>
          <table:table-cell office:value-type="string" calcext:value-type="string">
            <text:p>error: Unexpected response type HTML</text:p>
          </table:table-cell>
          <table:table-cell office:value-type="string" calcext:value-type="string">
            <text:p>error: Reported text/plain is XML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office:value-type="string" calcext:value-type="string">
            <text:p>error: Reported text/plain is Json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d.ndl.go.jp/auth/ndls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d.ndl.go.jp</text:p>
          </table:table-cell>
          <table:table-cell office:value-type="string" calcext:value-type="string">
            <text:p>1.0 (inferred) HTML</text:p>
          </table:table-cell>
          <table:table-cell table:number-columns-repeated="3" office:value-type="string" calcext:value-type="string">
            <text:p>error: Reported text/plain is XML</text:p>
          </table:table-cell>
          <table:table-cell table:number-columns-repeated="2" office:value-type="string" calcext:value-type="string">
            <text:p>error: Reported text/plain is Json</text:p>
          </table:table-cell>
          <table:table-cell office:value-type="string" calcext:value-type="string">
            <text:p>error: Reported text/plain is XML</text:p>
          </table:table-cell>
          <table:table-cell office:value-type="string" calcext:value-type="string">
            <text:p>error: Unexpected response type HTML</text:p>
          </table:table-cell>
          <table:table-cell office:value-type="string" calcext:value-type="string">
            <text:p>error: Reported text/plain is XML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office:value-type="string" calcext:value-type="string">
            <text:p>error: Reported text/plain is Json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ntegbio.jp/rdf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ntegbio.jp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2 Proxy Error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enome.microbedb.jp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nome.microbedb.jp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metadb.riken.jp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tadb.riken.jp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od.kaist.ac.k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.kaist.ac.k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ngii.go.kr/sparql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ngii.go.kr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kdata.kr/sparql/endpoint.js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data.kr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</text:p>
          </table:table-cell>
          <table:table-cell table:number-columns-repeated="3" office:value-type="string" calcext:value-type="string">
            <text:p>error: Reported text/xml is XM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rror: Reported text/xml is XM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od.kipo.kr/data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.kipo.kr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od.knps.or.kr/main/sparql.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.knps.or.kr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404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tkm.kiom.re.kr/ontology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km.kiom.re.k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egilux.public.l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legilux.public.lu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zhishi.m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hishi.me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ociallink.futuro.media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ciallink.futuro.media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error: 406 Unacceptable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nkeddata.finki.ukim.m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data.finki.ukim.m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iordf.ne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iordf.net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table:number-columns-repeated="2"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5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ing.ciard.net/sparql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ing.ciard.net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table:number-columns-repeated="2"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mantic.ckan.ne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mantic.ckan.net</text:p>
          </table:table-cell>
          <table:table-cell office:value-type="string" calcext:value-type="string">
            <text:p>error 500</text:p>
          </table:table-cell>
          <table:table-cell table:number-columns-repeated="1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datao.ne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datao.net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imitros.net/query.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mitros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laska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laska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a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a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cny-cuny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cny-cuny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drew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drew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rtmouth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rtmouth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fam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m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arvard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arvard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awaii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waii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oward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oward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unter-cuny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unter-cuny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js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s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meharry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eharry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montana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ontana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msm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sm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hs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hs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sm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sm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ts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s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tuskegee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uskegee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uccaribe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ccaribe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upr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pr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utep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tep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utsa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tsa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xula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ula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factforge.ne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ctforge.net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oa4all.isoco.net/luf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a4all.isoco.net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exinfo.net/corpora/alpino/query.ph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xinfo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nkedarc.ne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arc.net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pencitations.net/index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pencitations.net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2" office:value-type="string" calcext:value-type="string">
            <text:p>error: 524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error: 524</text:p>
          </table:table-cell>
          <table:table-cell table:number-columns-repeated="2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orpha.ne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orpha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atho.phenomebrowser.ne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tho.phenomebrowser.net</text:p>
          </table:table-cell>
          <table:table-cell office:value-type="string" calcext:value-type="string">
            <text:p>error 502</text:p>
          </table:table-cell>
          <table:table-cell table:number-columns-repeated="13" office:value-type="string" calcext:value-type="string">
            <text:p>error: 502 Bad Gateway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telegraphis.net/data/countri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legraphis.net</text:p>
          </table:table-cell>
          <table:table-cell office:value-type="string" calcext:value-type="string">
            <text:p>error 500</text:p>
          </table:table-cell>
          <table:table-cell table:number-columns-repeated="1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noticias.universia.net/d2r-server/sno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noticias.universia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crystallography.net:2020/sno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crystallography.net:202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ps.ideaconsult.net:8080/ontolog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ps.ideaconsult.net:808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liada.scanbit.net:8891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iada.scanbit.net:8891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dive.beeldengeluid.nl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dive.beeldengeluid.nl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bibliotheken.nl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bibliotheken.nl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utchshipsandsailors.nl/data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utchshipsandsailors.nl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nipedia.tudelft.nl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ipedia.tudelft.nl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manticweb.cs.vu.nl/europeana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manticweb.cs.vu.nl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manticweb.cs.vu.nl/ds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manticweb.cs.vu.nl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manticweb.cs.vu.nl/verrijktkoninkrij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manticweb.cs.vu.nl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manticweb.cs.vu.nl/iati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manticweb.cs.vu.nl</text:p>
          </table:table-cell>
          <table:table-cell office:value-type="string" calcext:value-type="string">
            <text:p>unknown: error: network DNS or CORS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no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 XM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culture2.cs.vu.nl:502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culture2.cs.vu.nl:502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culture2.cs.vu.nl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culture2.cs.vu.nl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bibsys.no/data/query_authority.ht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bibsys.n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enka.n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enka.no</text:p>
          </table:table-cell>
          <table:table-cell office:value-type="string" calcext:value-type="string">
            <text:p>error 502</text:p>
          </table:table-cell>
          <table:table-cell table:number-columns-repeated="13" office:value-type="string" calcext:value-type="string">
            <text:p>error: 502 Bad Gateway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ksw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ksw.org</text:p>
          </table:table-cell>
          <table:table-cell office:value-type="string" calcext:value-type="string">
            <text:p>1.0 (inferred) XML</text:p>
          </table:table-cell>
          <table:table-cell table:number-columns-repeated="13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nkedspending.aksw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spending.aksw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odstats.aksw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stats.aksw.org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manticquran.aksw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manticquran.aksw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americanartcollaborative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americanartcollaborative.org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ariadne-eu.org/sparql.tp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ariadne-eu.org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os.artium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os.artium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abelnet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belnet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fcsid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csid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ffymetrix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ymetrix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iocarta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carta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iocyc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cyc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iomodels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models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iopax.biomodels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pax.biomodels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ioportal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portal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as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s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hebi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ebi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hembl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embl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linicaltrials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nicaltrials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td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td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bpedia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bpedia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bsnp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bsnp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r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r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rugbank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rugbank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c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c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enage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nage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enbank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nbank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endr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ndr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ene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ne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l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l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oa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a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gnc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gnc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hpid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hpid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omologene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mologene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noh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oh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nterpro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erpro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pi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pi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proclass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proclass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refindex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refindex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kegg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egg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iopax.kegg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pax.kegg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nkedspl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spl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sr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sr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mesh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sh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mgi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gi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ncbigene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cbigene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ndc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dc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netpath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tpath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nextprot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xtprot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bo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o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mim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mim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rphanet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phanet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athwaycommons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thwaycommons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db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db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fam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fam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harmgkb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armgkb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iopax.pharmgkb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pax.pharmgkb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id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d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rodom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dom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rosite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site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ubchem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bchem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ubmed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bmed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eactome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actome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hea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hea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n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n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abiork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abiork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gd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d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ider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der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ike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ike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taxonomy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xonomy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unists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ists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ikipathways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ikipathways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ormbase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ormbase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ollection.britishmuseum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llection.britishmuseum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aligraph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aligraph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0 SPARQL Request Failed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atalogus-professorum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talogus-professorum.org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olinda.org/endpoint.ph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linda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table:number-columns-repeated="2"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colinda.org/endpoint.ph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colinda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table:number-columns-repeated="2"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contextdatacloud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contextdatacloud.org</text:p>
          </table:table-cell>
          <table:table-cell office:value-type="string" calcext:value-type="string">
            <text:p>1.1 (inferred) Ttl</text:p>
          </table:table-cell>
          <table:table-cell table:number-columns-repeated="13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0 SPARQL Request Failed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ommons.dbpedia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ons.dbpedia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e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e.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l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l.dbpedia.org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s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s.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u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u.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fr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r.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ja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a.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ve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ive.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nl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l.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t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.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ikidata.dbpedia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ikidata.dbpedia.org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iktionary.dbpedia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iktionary.dbpedia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btune.org/jamendo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tune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 XML</text:p>
          </table:table-cell>
          <table:table-cell office:value-type="string" calcext:value-type="string">
            <text:p>error: 500 Internal Server Error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 XM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btune.org/bbc/peel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tune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 XML</text:p>
          </table:table-cell>
          <table:table-cell office:value-type="string" calcext:value-type="string">
            <text:p>error: 500 Internal Server Error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 XM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btune.org/musicbrainz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tune.org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btune.org/magnatune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tune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 XML</text:p>
          </table:table-cell>
          <table:table-cell office:value-type="string" calcext:value-type="string">
            <text:p>error: 500 Internal Server Error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 XM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btune.org/classical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tune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 XML</text:p>
          </table:table-cell>
          <table:table-cell office:value-type="string" calcext:value-type="string">
            <text:p>error: 500 Internal Server Error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 XM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btune.org/myspac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btune.org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cls.deri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cls.deri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df.disgenet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f.disgenet.org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doremus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doremus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fundacionctic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fundacionctic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di.fundacionctic.org/classifications_endpoint/eurovo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di.fundacionctic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ost.geolink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ost.geolink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geosparql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geosparql.org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od.gesis.org/thesoz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.gesis.org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kaiko.getalp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aiko.getalp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ovwild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vwild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hegroup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hegroup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eritagedata.org/liv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ritagedata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dentifiers.org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dentifiers.org</text:p>
          </table:table-cell>
          <table:table-cell office:value-type="string" calcext:value-type="string">
            <text:p>error 403</text:p>
          </table:table-cell>
          <table:table-cell table:number-columns-repeated="13" office:value-type="string" calcext:value-type="string">
            <text:p>error: 403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kupkb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kupkb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mwn.linguistic-lod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mwn.linguistic-lod.org</text:p>
          </table:table-cell>
          <table:table-cell office:value-type="string" calcext:value-type="string">
            <text:p>error 404</text:p>
          </table:table-cell>
          <table:table-cell table:number-columns-repeated="8" office:value-type="string" calcext:value-type="string">
            <text:p>error: 502 Proxy Error</text:p>
          </table:table-cell>
          <table:table-cell table:number-columns-repeated="2" office:value-type="string" calcext:value-type="string">
            <text:p>error: 404 Not Found</text:p>
          </table:table-cell>
          <table:table-cell table:number-columns-repeated="3" office:value-type="string" calcext:value-type="string">
            <text:p>error: 502 Proxy Error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nked-data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-data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urostat.linked-statistics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urostat.linked-statistics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inkedct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ct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inkededucation.org/request/lak-conferenc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education.org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inkededucation.org/request/ted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education.org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linkedfood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food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nkedgeodat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inkedgeodat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0 SPARQL Request Failed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inkedmdb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mdb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obid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bid.org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ma-graph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a-graph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galpha.mathbiol.org/repositories/tc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alpha.mathbiol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vt.mo-ld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.mo-ld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msc2010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msc2010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df.muninn-project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df.muninn-project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table:number-columns-repeated="2"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df.myexperiment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f.myexperiment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orpora.nlp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rpora.nlp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mlode.nlp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lode.nlp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nobelprize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nobelprize.org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nomisma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isma.org</text:p>
          </table:table-cell>
          <table:table-cell office:value-type="string" calcext:value-type="string">
            <text:p>error 502</text:p>
          </table:table-cell>
          <table:table-cell table:number-columns-repeated="7" office:value-type="string" calcext:value-type="string">
            <text:p>error: 502 Proxy Error</text:p>
          </table:table-cell>
          <table:table-cell table:number-columns-repeated="6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oceandrilling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oceandrilling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ris.okfn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is.okfn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ov.okfn.org/endpoint/lo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v.okfn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pendatacommunities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pendatacommunities.org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error: 400 Bad Request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5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n.openei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.openei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openmobilenetwork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openmobilenetwork.org</text:p>
          </table:table-cell>
          <table:table-cell office:value-type="string" calcext:value-type="string">
            <text:p>1.1 (inferred) Ttl</text:p>
          </table:table-cell>
          <table:table-cell table:number-columns-repeated="13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opmw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opmw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orthodb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orthodb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d.panlex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.panlex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df.pathwaycommons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df.pathwaycommons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proconsortium.org/virtuoso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proconsortium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rovenanceweb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venanceweb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df.pubannotation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f.pubannotation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url.org/twc/hub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rl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url.org/wes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rl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url.org/openbibliosets/iucr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rl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url.org/twc/arrayexpress/virtuos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rl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scholarlydat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scholarlydat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semanticweb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semanticweb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b.semsol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b.semsol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sparql.org/sparql.ht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sparql.org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iver.styx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ver.styx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sd.taxonconcept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sd.taxonconcept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tour-pedia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ur-pedia.org</text:p>
          </table:table-cell>
          <table:table-cell office:value-type="string" calcext:value-type="string">
            <text:p>error 502</text:p>
          </table:table-cell>
          <table:table-cell table:number-columns-repeated="13" office:value-type="string" calcext:value-type="string">
            <text:p>error: 502 Proxy Error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latform.uberblic.org/api/v1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atform.uberblic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vocabularies.unesco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ocabularies.unesco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uniprot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uniprot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eta.sparql.uniprot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eta.sparql.uniprot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bkwik.webdatacommons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kwik.webdatacommons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ebisa.webdatacommons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bisa.webdatacommons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0 SPARQL Request Failed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query.wikidata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query.wikidata.org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wikipathways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wikipathways.org</text:p>
          </table:table-cell>
          <table:table-cell office:value-type="string" calcext:value-type="string">
            <text:p>error 406</text:p>
          </table:table-cell>
          <table:table-cell table:number-columns-repeated="13" office:value-type="string" calcext:value-type="string">
            <text:p>error: 406 Unaccept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od.xdams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od.xdams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bibbase.org:202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bibbase.org:202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cls.deri.org:8080/openrdf-sesame/repositories/tc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cls.deri.org:808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iosoda.expasy.org:8080/rdf4j-server/repositories/bgeeligh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iosoda.expasy.org:8080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6 Not Acceptable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8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jesandco.org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jesandco.org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linklion.org:8890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linklion.org:8890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neurocommons.org:8890/n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neurocommons.org:8890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ymbolicdata.org:8890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ymbolicdata.org:8890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twarql.org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warql.org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nto.beef.org.pl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nto.beef.org.pl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sstu.ru:3030/speciality-vocabulary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sstu.ru:3030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tatistics.gov.sco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tatistics.gov.sco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error: 503 Service Unavailable</text:p>
          </table:table-cell>
          <table:table-cell office:value-type="string" calcext:value-type="string">
            <text:p>yes Ttl</text:p>
          </table:table-cell>
          <table:table-cell table:number-columns-repeated="5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emo.spraakdata.gu.se/ltlod/te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mo.spraakdata.gu.se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ab3.libris.kb.s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b3.libris.kb.s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ida.liu.se/projects/semtech/openrdf-sesame/repositories/energ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ida.liu.s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df.farmbio.uu.se/chembl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f.farmbio.uu.se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foodpedia.t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oodpedia.t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ege.edu.tr/ep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ege.edu.t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od.apc.gov.tw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.apc.gov.tw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cowlim.tfri.gov.tw/sparql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cowlim.tfri.gov.tw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eoname.linkedopendata.tw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oname.linkedopendata.tw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odw.tw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odw.tw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odw.tw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odw.tw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omelo.iis.sinica.edu.tw:202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melo.iis.sinica.edu.tw:202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archiveshub.ac.uk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archiveshub.ac.uk</text:p>
          </table:table-cell>
          <table:table-cell office:value-type="string" calcext:value-type="string">
            <text:p>error 500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2" office:value-type="string" calcext:value-type="string">
            <text:p>yes XML</text:p>
          </table:table-cell>
          <table:table-cell office:value-type="string" calcext:value-type="string">
            <text:p>error: 400 Parser error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esrev.ilrt.bris.ac.uk/data-server-workshop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rev.ilrt.bris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rystaleye.ch.cam.ac.u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ystaleye.ch.cam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copac.ac.u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copac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ebi.ac.uk/rdf/servic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ebi.ac.uk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ebi.ac.uk/rdf/services/atla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ebi.ac.uk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vocab.nerc.ac.uk/sparq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ocab.nerc.ac.uk</text:p>
          </table:table-cell>
          <table:table-cell office:value-type="string" calcext:value-type="string">
            <text:p>1.0 (inferred) XML</text:p>
          </table:table-cell>
          <table:table-cell table:number-columns-repeated="13" office:value-type="string" calcext:value-type="string">
            <text:p>error: Reported HTML i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open.ac.uk/quer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open.ac.uk</text:p>
          </table:table-cell>
          <table:table-cell office:value-type="string" calcext:value-type="string">
            <text:p>unknown: error: network DNS or CORS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ore.kmi.open.ac.uk/s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re.kmi.open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6" office:value-type="string" calcext:value-type="string">
            <text:p>error: network DNS or CORS</text:p>
          </table:table-cell>
          <table:table-cell office:value-type="string" calcext:value-type="string">
            <text:p>error: 404 Not Found</text:p>
          </table:table-cell>
          <table:table-cell office:value-type="string" calcext:value-type="string">
            <text:p>error: network DNS or CORS</text:p>
          </table:table-cell>
          <table:table-cell table:number-columns-repeated="5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serve.kmi.open.ac.uk/iserv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serve.kmi.open.ac.uk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meducator.open.ac.uk/resourcesrestapi/rest/meducato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ducator.open.ac.uk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martlink.open.ac.uk/smartlin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martlink.open.ac.uk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ox.ac.u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ox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data.southampton.ac.u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data.southampton.ac.uk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nb.data.bl.u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nb.data.bl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ov.tso.co.uk/transpor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v.tso.co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ov.tso.co.uk/dcl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v.tso.co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ov.tso.co.uk/coin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v.tso.co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ov.tso.co.uk/legislation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v.tso.co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penuplabs.tso.co.uk/sparql/gov-educ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uplabs.tso.co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s.services.tso.co.uk/ge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s.services.tso.co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nvironment.data.gov.uk/sparql/bwq/quer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nvironment.data.gov.uk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rvices.data.gov.uk/research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rvices.data.gov.uk/referenc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rvices.data.gov.uk/environmen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rvices.data.gov.uk/patent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rvices.data.gov.uk/transpor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rvices.data.gov.uk/education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rvices.data.gov.uk/statistic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rvices.data.gov.uk/busines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ending.lichfielddc.gov.u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nding.lichfielddc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df.ng-london.org.uk/rapha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f.ng-london.org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open-biomed.org.uk/sparql/endpoint/fly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open-biomed.org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open-biomed.org.uk/sparql/endpoint/tcm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open-biomed.org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open-biomed.org.uk/sparql/endpoint/bdgp_200810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open-biomed.org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open-biomed.org.uk/sparql/endpoint/flyat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open-biomed.org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open-biomed.org.uk/sparql/endpoint/flybas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open-biomed.org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open-biomed.org.uk/sparql/endpoint/tc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open-biomed.org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mash.leeds.ac.uk:8080/openrdf-workbench/repositories/amon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mash.leeds.ac.uk:808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 table:number-rows-repeated="1047884">
          <table:table-cell table:number-columns-repeated="36"/>
        </table:table-row>
        <table:table-row table:style-name="ro1">
          <table:table-cell table:number-columns-repeated="36"/>
        </table:table-row>
        <calcext:conditional-formats>
          <calcext:conditional-format calcext:target-range-address="Sheet1.T1:Sheet1.U1 Sheet1.U3:Sheet1.U3 Sheet1.B3:Sheet1.B1048576 Sheet1.B1:Sheet1.B1 Sheet1.T3:Sheet1.T1048576">
            <calcext:condition calcext:apply-style-name="Bad" calcext:value="=&quot;X&quot;" calcext:base-cell-address="Sheet1.B1"/>
            <calcext:condition calcext:apply-style-name="Good" calcext:value="=&quot;G&quot;" calcext:base-cell-address="Sheet1.B1"/>
            <calcext:condition calcext:apply-style-name="Neutral" calcext:value="=&quot;I&quot;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30T12:56:37.705798976</meta:creation-date>
    <dc:date>2020-04-30T13:02:33.402191002</dc:date>
    <meta:editing-duration>PT5M56S</meta:editing-duration>
    <meta:editing-cycles>1</meta:editing-cycles>
    <meta:document-statistic meta:table-count="1" meta:cell-count="14179" meta:object-count="0"/>
    <meta:generator>LibreOffice/6.3.5.2$Linux_X86_64 LibreOffice_project/30$Build-2</meta:generator>
  </office:meta>
</office:document-meta>
</file>